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0000000594426556133ACC4FB9.jpg" manifest:media-type="image/jpeg"/>
  <manifest:file-entry manifest:full-path="Pictures/1000020100000400000002D5BF5BFB2C3B3684C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004cm" fo:min-width="2.894cm"/>
    </style:style>
    <style:style style:name="gr2" style:family="graphic" style:parent-style-name="standard">
      <style:graphic-properties draw:textarea-horizontal-align="justify" draw:textarea-vertical-align="middle" draw:auto-grow-height="false" fo:min-height="9.438cm" fo:min-width="9.188cm"/>
    </style:style>
    <style:style style:name="gr3" style:family="graphic" style:parent-style-name="standard">
      <style:graphic-properties fo:min-height="0cm" fo:min-width="0cm"/>
    </style:style>
    <style:style style:name="gr4" style:family="graphic" style:parent-style-name="standard">
      <style:graphic-properties draw:textarea-horizontal-align="justify" draw:textarea-vertical-align="middle" draw:auto-grow-height="false" fo:min-height="1.306cm" fo:min-width="1.056cm"/>
    </style:style>
    <style:style style:name="gr5" style:family="graphic" style:parent-style-name="standard">
      <style:graphic-properties draw:textarea-horizontal-align="justify" draw:textarea-vertical-align="middle" draw:auto-grow-height="false" fo:min-height="0.24cm" fo:min-width="0.044cm"/>
    </style:style>
    <style:style style:name="gr6" style:family="graphic" style:parent-style-name="standard">
      <style:graphic-properties draw:stroke="none" svg:stroke-color="#000000" draw:fill="none" draw:fill-color="#ffffff" fo:min-height="0.95cm"/>
    </style:style>
    <style:style style:name="gr7"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color="#ffffff" draw:textarea-horizontal-align="justify" draw:textarea-vertical-align="middle" draw:auto-grow-height="false" fo:min-height="1.194cm" fo:min-width="0.944cm"/>
    </style:style>
    <style:style style:name="gr9" style:family="graphic" style:parent-style-name="standard">
      <style:graphic-properties draw:textarea-horizontal-align="justify" draw:textarea-vertical-align="middle" draw:auto-grow-height="false" fo:min-height="0.458cm" fo:min-width="0.208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4.8cm" svg:height="4.6cm" svg:x="2.2cm" svg:y="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1" draw:layer="layout" svg:width="13.7cm" svg:height="13.7cm" svg:x="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layer="layout" svg:width="1.3cm" svg:height="1.2cm" svg:x="18.3cm" svg:y="1.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 draw:text-style-name="P1" draw:layer="layout" svg:width="2.2cm" svg:height="2.2cm" svg:x="9.9cm" svg:y="14.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 draw:text-style-name="P1" draw:layer="layout" svg:width="1cm" svg:height="0.9cm" svg:x="16.3cm" svg:y="4.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2" draw:layer="layout" svg:width="2.3cm" svg:height="1.2cm" svg:x="17.3cm" svg:y="4.3cm">
          <draw:text-box>
            <text:p>1000</text:p>
          </draw:text-box>
        </draw:frame>
        <draw:frame draw:style-name="gr7" draw:text-style-name="P1" draw:layer="layout" svg:width="2.726cm" svg:height="3.802cm" svg:x="16.574cm" svg:y="24.298cm">
          <draw:image xlink:href="Pictures/100000000000040000000594426556133ACC4FB9.jpg" xlink:type="simple" xlink:show="embed" xlink:actuate="onLoad">
            <text:p/>
          </draw:image>
        </draw:frame>
        <draw:custom-shape draw:style-name="gr8" draw:text-style-name="P3" draw:layer="layout" svg:width="1.6cm" svg:height="1.6cm" svg:x="6.6cm" svg:y="1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cm" svg:height="1cm" svg:x="6.9cm" svg:y="1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1.6cm" svg:height="1.6cm" svg:x="13.401cm" svg:y="1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cm" svg:height="1cm" svg:x="13.701cm" svg:y="14.2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7" draw:text-style-name="P1" draw:layer="layout" svg:width="4.791cm" svg:height="3.392cm" svg:x="1.209cm" svg:y="25.3cm">
          <draw:image xlink:href="Pictures/1000020100000400000002D5BF5BFB2C3B3684C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0T11:28:18.361000000</meta:creation-date>
    <dc:date>2017-01-20T15:11:12.977000000</dc:date>
    <meta:editing-duration>PT15M19S</meta:editing-duration>
    <meta:editing-cycles>2</meta:editing-cycles>
    <meta:generator>LibreOffice/5.1.3.2$Windows_x86 LibreOffice_project/644e4637d1d8544fd9f56425bd6cec110e49301b</meta:generator>
    <meta:document-statistic meta:object-count="12"/>
  </office:meta>
</office:document-meta>
</file>